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import java.util.*;</text:span></text:p>
      <text:p text:style-name="Normal"><text:span text:style-name="T3">public class DFSExample<text:s/></text:span></text:p>
      <text:p text:style-name="Normal"><text:span text:style-name="T4">{</text:span></text:p>
      <text:p text:style-name="Normal"><text:span text:style-name="T5"><text:s text:c="4"/>static int n, a[][] = new int[10][10], v[] = new int[10], count = 0;</text:span></text:p>
      <text:p text:style-name="Normal"><text:span text:style-name="T6"><text:s text:c="4"/>static void dfs(int x)<text:s/></text:span></text:p>
      <text:p text:style-name="Normal"><text:span text:style-name="T7"><text:s text:c="4"/>{</text:span></text:p>
      <text:p text:style-name="Normal"><text:span text:style-name="T8"><text:s text:c="8"/>count++;</text:span></text:p>
      <text:p text:style-name="Normal"><text:span text:style-name="T9"><text:s text:c="8"/>v[x] = count;</text:span></text:p>
      <text:p text:style-name="Normal"><text:span text:style-name="T10"><text:s text:c="8"/>if (v[x] != 0)</text:span></text:p>
      <text:p text:style-name="Normal"><text:span text:style-name="T11"><text:s text:c="12"/>System.out.print(x + "\t");</text:span></text:p>
      <text:p text:style-name="Normal"><text:span text:style-name="T12"><text:s text:c="8"/>int k;</text:span></text:p>
      <text:p text:style-name="Normal"><text:span text:style-name="T13"><text:s text:c="8"/>for (k = 1; k &lt;= n; k++)</text:span></text:p>
      <text:p text:style-name="Normal"><text:span text:style-name="T14"><text:s text:c="12"/>if (a[x][k] == 1 &amp;&amp; v[k] == 0)</text:span></text:p>
      <text:p text:style-name="Normal"><text:span text:style-name="T15"><text:s text:c="16"/>dfs(k);</text:span></text:p>
      <text:p text:style-name="Normal"><text:span text:style-name="T16"><text:s text:c="4"/>}</text:span></text:p>
      <text:p text:style-name="Normal"><text:span text:style-name="T17"><text:s text:c="4"/>public static void main(String[] args)<text:s/></text:span></text:p>
      <text:p text:style-name="Normal"><text:span text:style-name="T18"><text:s text:c="4"/>{</text:span></text:p>
      <text:p text:style-name="Normal"><text:span text:style-name="T19"><text:s text:c="8"/>Scanner scanner = new Scanner(System.in);</text:span></text:p>
      <text:p text:style-name="Normal"><text:span text:style-name="T20"><text:s text:c="8"/>System.out.print("Enter no. of Nodes: ");</text:span></text:p>
      <text:p text:style-name="Normal"><text:span text:style-name="T21"><text:s text:c="8"/>n = scanner.nextInt();</text:span></text:p>
      <text:p text:style-name="Normal"><text:span text:style-name="T22"><text:s text:c="8"/>System.out.println("Enter the Adjacency Matrix:-");</text:span></text:p>
      <text:p text:style-name="Normal"><text:span text:style-name="T23"><text:s text:c="8"/>for (int i = 1; i &lt;= n; i++)</text:span></text:p>
      <text:p text:style-name="Normal"><text:span text:style-name="T24"><text:s text:c="12"/>for (int j = 1; j &lt;= n; j++)</text:span></text:p>
      <text:p text:style-name="Normal"><text:span text:style-name="T25"><text:s text:c="16"/>a[i][j] = scanner.nextInt();</text:span></text:p>
      <text:p text:style-name="Normal"><text:span text:style-name="T26"><text:s text:c="8"/>for (int i = 1; i &lt;= n; i++)</text:span></text:p>
      <text:p text:style-name="Normal"><text:span text:style-name="T27"><text:s text:c="12"/>v[i] = 0;</text:span></text:p>
      <text:p text:style-name="Normal"><text:span text:style-name="T28"><text:s text:c="8"/>System.out.print("\nDFS:\t");</text:span></text:p>
      <text:p text:style-name="Normal"><text:span text:style-name="T29"><text:s text:c="8"/>for (int i = 1; i &lt;= n; i++)</text:span></text:p>
      <text:p text:style-name="Normal"><text:span text:style-name="T30"><text:s text:c="12"/>if (v[i] == 0)</text:span></text:p>
      <text:p text:style-name="Normal"><text:span text:style-name="T31"><text:s text:c="16"/>dfs(i);</text:span></text:p>
      <text:soft-page-break/>
      <text:p text:style-name="Normal"><text:span text:style-name="T32"><text:s text:c="8"/>System.out.println();</text:span></text:p>
      <text:p text:style-name="Normal"><text:span text:style-name="T33"><text:s text:c="4"/>}</text:span></text:p>
      <text:p text:style-name="Normal"><text:span text:style-name="T34">}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20T13:03:00Z</meta:creation-date>
    <dc:date>2023-11-28T18:04:00Z</dc:date>
    <meta:template xlink:href="Normal" xlink:type="simple"/>
    <meta:editing-cycles>6</meta:editing-cycles>
    <meta:editing-duration>PT540S</meta:editing-duration>
    <meta:document-statistic meta:page-count="2" meta:paragraph-count="1" meta:word-count="144" meta:character-count="965" meta:row-count="6" meta:non-whitespace-character-count="822"/>
  </office:meta>
</office:document-meta>
</file>